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3" svg:font-family="" style:font-family-generic="swiss"/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F2" svg:font-family="" style:font-family-generic="swiss" style:font-pitch="fixed"/>
    <style:font-face style:name="Consolas" svg:font-family="Consolas" style:font-family-generic="swiss" style:font-pitch="fixed"/>
    <style:font-face style:name="F1" svg:font-family="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0.631cm" fo:break-before="auto" style:use-optimal-row-height="true"/>
    </style:style>
    <style:style style:name="ro33" style:family="table-row">
      <style:table-row-properties style:row-height="0.646cm" fo:break-before="auto" style:use-optimal-row-height="true"/>
    </style:style>
    <style:style style:name="ro34" style:family="table-row">
      <style:table-row-properties style:row-height="2.157cm" fo:break-before="auto" style:use-optimal-row-height="true"/>
    </style:style>
    <style:style style:name="ro35" style:family="table-row">
      <style:table-row-properties style:row-height="1.157cm" fo:break-before="auto" style:use-optimal-row-height="true"/>
    </style:style>
    <style:style style:name="ro36" style:family="table-row">
      <style:table-row-properties style:row-height="6.959cm" fo:break-before="auto" style:use-optimal-row-height="true"/>
    </style:style>
    <style:style style:name="ro37" style:family="table-row">
      <style:table-row-properties style:row-height="0.579cm" fo:break-before="auto" style:use-optimal-row-height="true"/>
    </style:style>
    <style:style style:name="ro38" style:family="table-row">
      <style:table-row-properties style:row-height="0.462cm" fo:break-before="auto" style:use-optimal-row-height="true"/>
    </style:style>
    <style:style style:name="ro39" style:family="table-row">
      <style:table-row-properties style:row-height="0.859cm" fo:break-before="auto" style:use-optimal-row-height="true"/>
    </style:style>
    <style:style style:name="ro40" style:family="table-row">
      <style:table-row-properties style:row-height="1.993cm" fo:break-before="auto" style:use-optimal-row-height="true"/>
    </style:style>
    <style:style style:name="ro41" style:family="table-row">
      <style:table-row-properties style:row-height="1.166cm" fo:break-before="auto" style:use-optimal-row-height="true"/>
    </style:style>
    <style:style style:name="ro42" style:family="table-row">
      <style:table-row-properties style:row-height="0.34cm" fo:break-before="auto" style:use-optimal-row-height="true"/>
    </style:style>
    <style:style style:name="ro43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F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F1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F1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F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F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F1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F1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F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F1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F1" style:language-complex="zxx" style:country-complex="none" style:font-style-complex="italic"/>
    </style:style>
    <style:style style:name="T16" style:family="text">
      <style:text-properties style:font-name-asian="WenQuanYi Zen Hei" style:font-name-complex="F"/>
    </style:style>
    <style:style style:name="T17" style:family="text">
      <style:text-properties fo:font-style="italic" style:font-name-asian="WenQuanYi Zen Hei" style:font-style-asian="italic" style:font-name-complex="F" style:font-style-complex="italic"/>
    </style:style>
    <style:style style:name="T18" style:family="text">
      <style:text-properties fo:font-style="normal" style:font-name-asian="WenQuanYi Zen Hei" style:font-style-asian="normal" style:font-name-complex="F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F2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F2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F2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F3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F3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4-01-06" calcext:value-type="date">
            <text:p>06.01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1" office:value-type="string" calcext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12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/>
            <text:p><text:span text:style-name="T6">entry / light = true</text:span>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1" office:value-type="string" calcext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<text:s/>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12">Statechart Simulation</text:span>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12">keypress</text:span> in the Declarations View</text:p>
          </table:table-cell>
          <table:table-cell table:style-name="ce25" office:value-type="string" calcext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/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/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6" office:value-type="string" calcext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6" office:value-type="string" calcext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0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5" office:value-type="string" calcext:value-type="string">
            <text:p>Folder <text:span text:style-name="T12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8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2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2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Naming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 calcext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5" office:value-type="string" calcext:value-type="string">
            <text:p>Folder <text:span text:style-name="T12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4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 calcext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5" office:value-type="string" calcext:value-type="string">
            <text:p>Folder <text:span text:style-name="T12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 calcext:value-type="string">
            <text:p>File <text:span text:style-name="T12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12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 calcext:value-type="string">
            <text:p>File <text:span text:style-name="T12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12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14">
          <table:table-cell table:style-name="ce33"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table:style-name="ce33"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table:style-name="ce33"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table:style-name="ce33"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5">
          <table:table-cell table:style-name="ce33"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5">
          <table:table-cell table:style-name="ce33"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table:style-name="ce33"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<text:s text:c="2"/>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table:style-name="ce33"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table:style-name="ce33"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5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6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9">import</text:span><text:span text:style-name="T20"> java.io.IOException;</text:span></text:p>
            <text:p/>
            <text:p><text:span text:style-name="T19">public</text:span><text:span text:style-name="T20"> </text:span><text:span text:style-name="T19">class</text:span><text:span text:style-name="T20"> Operations {</text:span></text:p>
            <text:p/>
            <text:p><text:span text:style-name="T19">public</text:span><text:span text:style-name="T20"> </text:span><text:span text:style-name="T19">int</text:span><text:span text:style-name="T20"> returnFive(){</text:span></text:p>
            <text:p><text:span text:style-name="T19">return</text:span><text:span text:style-name="T20"> 5;</text:span></text:p>
            <text:p><text:span text:style-name="T20">}</text:span></text:p>
            <text:p><text:span text:style-name="T19">public</text:span><text:span text:style-name="T20"> </text:span><text:span text:style-name="T19">void</text:span><text:span text:style-name="T20"> <text:s/>throwUncheckedException() {</text:span></text:p>
            <text:p><text:span text:style-name="T19">throw</text:span><text:span text:style-name="T20"> </text:span><text:span text:style-name="T19">new</text:span><text:span text:style-name="T20"> RuntimeException("Runtime Exception in executed code");</text:span></text:p>
            <text:p><text:span text:style-name="T20">}</text:span></text:p>
            <text:p/>
            <text:p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19">throw</text:span><text:span text:style-name="T20"> </text:span><text:span text:style-name="T19">new</text:span><text:span text:style-name="T20"> IOException("IOException in executed code");</text:span></text:p>
            <text:p><text:span text:style-name="T20">}</text:span></text:p>
            <text:p><text:span text:style-name="T20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</table:table-row>
        <table:table-row table:style-name="ro37">
          <table:table-cell table:style-name="ce40" office:value-type="string" calcext:value-type="string">
            <text:p>T11.2</text:p>
          </table:table-cell>
          <table:table-cell table:style-name="ce41" office:value-type="string" calcext:value-type="string">
            <text:p>Calling a valid operation during statechat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2" office:value-type="string" calcext:value-type="string">
            <text:p>The operation is executed → state changes after 5 sec</text:p>
          </table:table-cell>
          <table:table-cell table:style-name="ce43" table:number-columns-repeated="2"/>
        </table:table-row>
        <table:table-row table:style-name="ro5">
          <table:table-cell table:style-name="ce40" office:value-type="string" calcext:value-type="string">
            <text:p>T11.3</text:p>
          </table:table-cell>
          <table:table-cell table:style-name="ce41" office:value-type="string" calcext:value-type="string">
            <text:p>Runtime 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</table:table-cell>
          <table:table-cell table:style-name="ce42" office:value-type="string" calcext:value-type="string">
            <text:p>The operation is executed →</text:p>
            <text:p><text:s/>a PopUp indicates that an exception occurs and asks to terminate or </text:p>
            <text:p>Relaunch the statechart. </text:p>
          </table:table-cell>
          <table:table-cell table:style-name="ce43" table:number-columns-repeated="2"/>
        </table:table-row>
        <table:table-row table:style-name="ro37">
          <table:table-cell table:style-name="ce40" office:value-type="string" calcext:value-type="string">
            <text:p>T11.4</text:p>
          </table:table-cell>
          <table:table-cell table:style-name="ce41" office:value-type="string" calcext:value-type="string">
            <text:p>Checked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Change expression to „entry / throwCheckedException() → run simulation</text:p>
          </table:table-cell>
          <table:table-cell table:style-name="ce42" office:value-type="string" calcext:value-type="string">
            <text:p>The operation is executed → a PopUp indicates that an exception occurs</text:p>
            <text:p><text:s/>And asks to terminate or relaunch the statechart. </text:p>
          </table:table-cell>
          <table:table-cell table:style-name="ce43" table:number-columns-repeated="2"/>
        </table:table-row>
        <table:table-row table:style-name="ro37">
          <table:table-cell table:style-name="ce40" office:value-type="string" calcext:value-type="string">
            <text:p>T11.5</text:p>
          </table:table-cell>
          <table:table-cell table:style-name="ce41" office:value-type="string" calcext:value-type="string">
            <text:p>Try to call a Method that dose not exist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  <text:p>Change expression to “entry / unsupportedMethod() → run simulation</text:p>
          </table:table-cell>
          <table:table-cell table:style-name="ce42" office:value-type="string" calcext:value-type="string">
            <text:p>The operation is executed → a PopUp indicates that the method is not</text:p>
            <text:p><text:s/>Supported <text:s/>and asks to terminate or relaunch the statechart. </text:p>
          </table:table-cell>
          <table:table-cell table:style-name="ce43" table:number-columns-repeated="2"/>
        </table:table-row>
        <table:table-row table:style-name="ro2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Yakindu SCT Testcase 12 - Refactoring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4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<text:s/></text:p>
            <text:p/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7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<text:s/>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<text:s/>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<text:span text:style-name="T6">Select “LightSwitch” sate in staircase.sct</text:span></text:p>
            <text:p><text:span text:style-name="T6">Right click → Refactor → Inline Subdiagram</text:span>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7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office:forms form:automatic-focus="false" form:apply-design-mode="false"/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1-06" calcext:value-type="date">
            <text:p>06.01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8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9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8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40">
          <table:table-cell table:style-name="ce44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  <text:p/>
            <text:p/>
            <text:p/>
            <text:p/>
            <text:p><text:s/></text:p>
            <text:p/>
          </table:table-cell>
          <table:table-cell table:style-name="ce35" office:value-type="string" calcext:value-type="string">
            <text:p>A completion window should appear with the following entries: Add composite behaviour, Add orthogonal behaviour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1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Add Composite Behavior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41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rthogonal Behavior' template</text:p>
          </table:table-cell>
          <table:table-cell table:style-name="ce35" office:value-type="string" calcext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2">
          <table:table-cell table:style-name="ce33"/>
          <table:table-cell table:style-name="ce38" office:value-type="string" calcext:value-type="string">
            <text:p>TBD</text:p>
          </table:table-cell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3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3" svg:font-family="" style:font-family-generic="swiss"/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F2" svg:font-family="" style:font-family-generic="swiss" style:font-pitch="fixed"/>
    <style:font-face style:name="Consolas" svg:font-family="Consolas" style:font-family-generic="swiss" style:font-pitch="fixed"/>
    <style:font-face style:name="F1" svg:font-family="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T14:40:05.4422535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01-06T14:57:41.319049257</dc:date>
    <meta:editing-duration>P1DT8H36M36S</meta:editing-duration>
    <meta:editing-cycles>243</meta:editing-cycles>
    <meta:generator>LibreOffice/4.1.4.2$Linux_X86_64 LibreOffice_project/410m0$Build-2</meta:generator>
    <meta:printed-by>Markus Mühlbrandt</meta:printed-by>
    <meta:print-date>2012-12-17T08:14:54</meta:print-date>
    <dc:creator>Markus Mühlbrandt</dc:creator>
    <meta:document-statistic meta:table-count="14" meta:cell-count="704" meta:object-count="0"/>
  </office:meta>
</office:document-meta>
</file>